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87287" officeooo:paragraph-rsid="0015778f"/>
    </style:style>
    <style:style style:name="P2" style:family="paragraph" style:parent-style-name="Text_20_body">
      <style:text-properties fo:font-size="14pt" fo:font-weight="normal" officeooo:rsid="01797f71" officeooo:paragraph-rsid="01778395" fo:background-color="transparent" style:font-size-asian="14pt" style:font-weight-asian="normal" style:font-size-complex="14pt" style:font-weight-complex="normal"/>
    </style:style>
    <style:style style:name="P3" style:family="paragraph" style:parent-style-name="Text_20_body">
      <style:text-properties fo:font-size="14pt" fo:font-weight="normal" officeooo:rsid="0180466c" officeooo:paragraph-rsid="0180466c" fo:background-color="transparent" style:font-size-asian="14pt" style:font-weight-asian="normal" style:font-size-complex="14pt" style:font-weight-complex="normal"/>
    </style:style>
    <style:style style:name="P4" style:family="paragraph" style:parent-style-name="Text_20_body">
      <style:text-properties fo:font-size="14pt" fo:font-weight="normal" officeooo:rsid="0180466c" officeooo:paragraph-rsid="01778395" fo:background-color="transparent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font-size="14pt" fo:font-weight="normal" officeooo:rsid="019e1448" officeooo:paragraph-rsid="01abee70" fo:background-color="#fff200" style:font-size-asian="14pt" style:font-weight-asian="normal" style:font-size-complex="14pt" style:font-weight-complex="normal"/>
    </style:style>
    <style:style style:name="P6" style:family="paragraph" style:parent-style-name="Text_20_body">
      <style:text-properties fo:font-size="14pt" fo:font-weight="normal" officeooo:rsid="01dbf74d" officeooo:paragraph-rsid="01dbf74d" fo:background-color="#fff200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font-size="14pt" officeooo:rsid="003201e5" officeooo:paragraph-rsid="0015778f" fo:background-color="transparent" style:font-size-asian="14pt" style:font-size-complex="14pt"/>
    </style:style>
    <style:style style:name="P8" style:family="paragraph" style:parent-style-name="Text_20_body">
      <style:text-properties fo:font-size="14pt" officeooo:rsid="01d9ceb2" officeooo:paragraph-rsid="01d9ceb2" fo:background-color="transparent" style:font-size-asian="14pt" style:font-size-complex="14pt"/>
    </style:style>
    <style:style style:name="P9" style:family="paragraph" style:parent-style-name="Text_20_body">
      <style:text-properties fo:font-size="14pt" officeooo:rsid="01b419a7" officeooo:paragraph-rsid="01e11205" fo:background-color="transparent" style:font-size-asian="14pt" style:font-size-complex="14pt"/>
    </style:style>
    <style:style style:name="P10" style:family="paragraph" style:parent-style-name="Text_20_body">
      <style:text-properties fo:font-size="14pt" officeooo:rsid="01b419a7" officeooo:paragraph-rsid="01ebb5ae" fo:background-color="transparent" style:font-size-asian="14pt" style:font-size-complex="14pt"/>
    </style:style>
    <style:style style:name="P11" style:family="paragraph" style:parent-style-name="Text_20_body">
      <style:text-properties fo:font-size="14pt" officeooo:rsid="01ebb5ae" officeooo:paragraph-rsid="01ebb5ae" fo:background-color="transparent" style:font-size-asian="14pt" style:font-size-complex="14pt"/>
    </style:style>
    <style:style style:name="P12" style:family="paragraph" style:parent-style-name="Text_20_body">
      <style:text-properties fo:font-size="14pt" officeooo:rsid="01ec9044" officeooo:paragraph-rsid="01ec9044" fo:background-color="transparent" style:font-size-asian="14pt" style:font-size-complex="14pt"/>
    </style:style>
    <style:style style:name="P13" style:family="paragraph" style:parent-style-name="Text_20_body">
      <style:text-properties fo:font-size="14pt" officeooo:rsid="01ec9044" officeooo:paragraph-rsid="01ec9044" fo:background-color="#fff200" style:font-size-asian="14pt" style:font-size-complex="14pt"/>
    </style:style>
    <style:style style:name="P14" style:family="paragraph" style:parent-style-name="Text_20_body">
      <style:text-properties fo:font-size="14pt" officeooo:rsid="01ee062d" officeooo:paragraph-rsid="01ee062d" fo:background-color="#fff200" style:font-size-asian="14pt" style:font-size-complex="14pt"/>
    </style:style>
    <style:style style:name="P15" style:family="paragraph" style:parent-style-name="Text_20_body">
      <style:text-properties fo:font-size="14pt" officeooo:rsid="01ee062d" officeooo:paragraph-rsid="01f9d26a" fo:background-color="#fff200" style:font-size-asian="14pt" style:font-size-complex="14pt"/>
    </style:style>
    <style:style style:name="P16" style:family="paragraph" style:parent-style-name="Text_20_body">
      <style:text-properties fo:font-size="14pt" officeooo:rsid="01ef9046" officeooo:paragraph-rsid="01ef9046" fo:background-color="#fff200" style:font-size-asian="14pt" style:font-size-complex="14pt"/>
    </style:style>
    <style:style style:name="P17" style:family="paragraph" style:parent-style-name="Text_20_body">
      <style:text-properties officeooo:rsid="006b1203" officeooo:paragraph-rsid="00560c99"/>
    </style:style>
    <style:style style:name="P18" style:family="paragraph" style:parent-style-name="Text_20_body">
      <style:text-properties fo:font-size="14pt" fo:font-weight="normal" officeooo:rsid="01f9d26a" officeooo:paragraph-rsid="01f9d26a" fo:background-color="transparent" style:font-size-asian="14pt" style:font-weight-asian="normal" style:font-size-complex="14pt" style:font-weight-complex="normal"/>
    </style:style>
    <style:style style:name="P19" style:family="paragraph" style:parent-style-name="Text_20_body">
      <style:text-properties fo:font-size="14pt" fo:font-weight="normal" officeooo:rsid="01fe65f2" officeooo:paragraph-rsid="01fe65f2" fo:background-color="transparent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font-size="14pt" officeooo:rsid="01ed962f" officeooo:paragraph-rsid="01fafd5a" fo:background-color="transparent" style:font-size-asian="14pt" style:font-size-complex="14pt"/>
    </style:style>
    <style:style style:name="P21" style:family="paragraph" style:parent-style-name="Heading_20_1">
      <style:text-properties officeooo:rsid="01b3840a" officeooo:paragraph-rsid="01b384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117eb"/>
    </style:style>
    <style:style style:name="T3" style:family="text">
      <style:text-properties officeooo:rsid="01c62c8b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1c810ca" fo:background-color="#fff200" loext:char-shading-value="0"/>
    </style:style>
    <style:style style:name="T6" style:family="text">
      <style:text-properties officeooo:rsid="01d75198" fo:background-color="#fff200" loext:char-shading-value="0"/>
    </style:style>
    <style:style style:name="T7" style:family="text">
      <style:text-properties officeooo:rsid="01df9446" fo:background-color="#fff200" loext:char-shading-value="0"/>
    </style:style>
    <style:style style:name="T8" style:family="text">
      <style:text-properties officeooo:rsid="01e11205" fo:background-color="#fff200" loext:char-shading-value="0"/>
    </style:style>
    <style:style style:name="T9" style:family="text">
      <style:text-properties officeooo:rsid="01ea8a74" fo:background-color="#fff200" loext:char-shading-value="0"/>
    </style:style>
    <style:style style:name="T10" style:family="text">
      <style:text-properties officeooo:rsid="01eabeb7" fo:background-color="#fff200" loext:char-shading-value="0"/>
    </style:style>
    <style:style style:name="T11" style:family="text">
      <style:text-properties officeooo:rsid="01ebb5ae" fo:background-color="#fff200" loext:char-shading-value="0"/>
    </style:style>
    <style:style style:name="T12" style:family="text">
      <style:text-properties officeooo:rsid="01f31763" fo:background-color="#fff200" loext:char-shading-value="0"/>
    </style:style>
    <style:style style:name="T13" style:family="text">
      <style:text-properties officeooo:rsid="01cf4b59"/>
    </style:style>
    <style:style style:name="T14" style:family="text">
      <style:text-properties officeooo:rsid="01d75198"/>
    </style:style>
    <style:style style:name="T15" style:family="text">
      <style:text-properties officeooo:rsid="01df9446"/>
    </style:style>
    <style:style style:name="T16" style:family="text">
      <style:text-properties officeooo:rsid="01e11205"/>
    </style:style>
    <style:style style:name="T17" style:family="text">
      <style:text-properties fo:font-weight="normal" officeooo:rsid="01f4f027" style:font-weight-asian="normal" style:font-weight-complex="normal"/>
    </style:style>
    <style:style style:name="T18" style:family="text">
      <style:text-properties fo:font-weight="normal" officeooo:rsid="01f63734" style:font-weight-asian="normal" style:font-weight-complex="normal"/>
    </style:style>
    <style:style style:name="T19" style:family="text">
      <style:text-properties fo:font-weight="normal" officeooo:rsid="01ee062d" style:font-weight-asian="normal" style:font-weight-complex="normal"/>
    </style:style>
    <style:style style:name="T20" style:family="text">
      <style:text-properties fo:font-weight="normal" officeooo:rsid="01fafd5a" style:font-weight-asian="normal" style:font-weight-complex="normal"/>
    </style:style>
    <style:style style:name="T21" style:family="text">
      <style:text-properties officeooo:rsid="01ee062d"/>
    </style:style>
    <style:style style:name="T22" style:family="text">
      <style:text-properties officeooo:rsid="01fc0fa9"/>
    </style:style>
    <style:style style:name="T23" style:family="text">
      <style:text-properties officeooo:rsid="01fdec43"/>
    </style:style>
    <style:style style:name="T24" style:family="text">
      <style:text-properties officeooo:rsid="01fefb5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Indices espectrales </text:h>
      <text:p text:style-name="P1"/>
      <text:p text:style-name="P7"><text:span text:style-name="T1">1)</text:span> Buen día, <text:span text:style-name="T2">Hoy hablaremos de indices espectrales.</text:span></text:p>
      <text:p text:style-name="P10"><text:span text:style-name="T3">3) </text:span>Debido al carácter multiespectral <text:span text:style-name="T16">e hiperespectral </text:span><text:span text:style-name="T5">de las imágenes satelitales</text:span>, <text:span text:style-name="T15">es posible realizar </text:span><text:span text:style-name="T7">sobre las bandas</text:span><text:span text:style-name="T15"> operaciones aritméticas para generar nuevas variables sintéticas. Las operaciones son hechas pixel a pixel sin tener en cuenta la vecindad de los mismos. (ejemplo?)</text:span></text:p>
      <text:p text:style-name="P10"><text:span text:style-name="T15"><text:s/></text:span><text:span text:style-name="T8">La banda</text:span> <text:span text:style-name="T13">obtenida</text:span> <text:span text:style-name="T16">permite resaltar</text:span> características que <text:span text:style-name="T14">no se distinguen de manera simple en la imagen original conservando informacion </text:span><text:span text:style-name="T6">escencial. </text:span><text:span text:style-name="T9">Asimismo, es posible relacionar los valores de pixeles obtenidos, con </text:span><text:span text:style-name="T10">parámetros biofísicos, químicos </text:span><text:span text:style-name="T11">o</text:span><text:span text:style-name="T10"> geológicos de la superficie terrestre </text:span><text:span text:style-name="T11">por nombrar algunos ejemplos.</text:span></text:p>
      <text:p text:style-name="P11"><text:span text:style-name="T10">S</text:span><text:span text:style-name="T4">i bien existen una amplia variedad de índices espectrales, nos centraremos para simplificar en los índices espectrales </text:span><text:span text:style-name="T12">de </text:span><text:span text:style-name="T4">vegetación.</text:span></text:p>
      <text:p text:style-name="P12">Veamos un ejemplo.</text:p>
      <text:p text:style-name="P20"><text:span text:style-name="T22">100) </text:span>En el siguiente gráfico <text:span text:style-name="T21">observamos una firma espectral de vegetación y otra de suelo. En la firma de vegetación se observa</text:span><text:span text:style-name="T17"> un pico de reflectancia en 560 nm (longitud correspondiente al verde) y dos valles de absorción en 480 nm (longitud correspondiente al azul) y 655 nm (longitud correspondiente al azul rojo). Este comportamiento espectral está relacionado con el contenido de clorofila en la hoja.</text:span><text:span text:style-name="T18"> </text:span><text:span text:style-name="T19"><text:s/></text:span></text:p>
      <text:p text:style-name="P20"><text:span text:style-name="T18">En la zona del infrarrojo</text:span><text:span text:style-name="T19"> presenta un pico </text:span><text:span text:style-name="T20">más </text:span><text:span text:style-name="T19">intenso de reflectancia entre los 700 y 1100 nm. </text:span><text:span text:style-name="T18">Como mencionamos en la clase 2, v</text:span><text:span text:style-name="T19">ariaciones <text:s/>en esta zona del espectro están relacionadas con la estructura celular de la planta y la densidad del canopeo. Mayor número de hojas con celulas en buen estado fisiológico reflejan gran parte de la radiancia incidente en tanto que menor cantidad de hojas o en estress fisiológico reflejan en menor grado en ese rango. </text:span></text:p>
      <text:p text:style-name="P18"><text:span text:style-name="T22">101) El </text:span>salto <text:span text:style-name="T22">en la intensidad de la reflectancia</text:span> que existe entre el infrarrojo y el rojo <text:span text:style-name="T22">permiten cuantificar las variables fisiológicas mencionadas.</text:span></text:p>
      <text:p text:style-name="P18">Veamos un ejemplo </text:p>
      <text:p text:style-name="P18">En el siguiente gráfico observamos variaciones en la cobertura de la vegetación, es decir la cantidad de biomasa vegetal. A porcentajes más altos de cobertura, mayor reflectancia en el infrarrojo cercano y mayor absorción en el rojo <text:span text:style-name="T23">y viceversa: a menor reflectancia en el infrarrojo y mayor reflectancia en el rojo menor cobertura de vegetación. Si prestamos atención al salto de intensidades entre el rojo y el infrarrojo, veremos que disminuye, a medida que disminuye el % de cobertura.</text:span></text:p>
      <text:p text:style-name="P18"><text:soft-page-break/></text:p>
      <text:p text:style-name="P19">Podriamos pensar entonces una operación matemática que cuantifique ese salto. Por ejemplo, si dividimos la intensidad del infrarrojo sobre la intesidad del rojo obtendremos un valor, y ese valor estará relacionado con la salud por así decirlo, de la vegetación. A valores más altos de IR y más bajos de R tendremos valores más altos <text:span text:style-name="T24">en este cociente o índice, caso contrario a valores más bajos de IR y más altos de R tendremos valores más bajos del índice.</text:span> </text:p>
      <text:p text:style-name="P15"/>
      <text:p text:style-name="P14"/>
      <text:p text:style-name="P16">Primero SR</text:p>
      <text:p text:style-name="P13"/>
      <text:p text:style-name="P9"/>
      <text:p text:style-name="P9"/>
      <text:p text:style-name="P8">4) Algebraic</text:p>
      <text:p text:style-name="P8">operations are performed pixel by pixel among DNs of</text:p>
      <text:p text:style-name="P8">spectral bands (or layers) for each pixel without involving</text:p>
      <text:p text:style-name="P8">neighbourhood pixels.</text:p>
      <text:p text:style-name="P8"/>
      <text:p text:style-name="P6">Conectar con </text:p>
      <text:p text:style-name="P5"/>
      <text:p text:style-name="P5">La suposición básica es que alguna combinación algebraica de espectros de percepción remota</text:p>
      <text:p text:style-name="P5">Las bandas nos pueden decir algo útil sobre la estructura de la vegetación y el estado de</text:p>
      <text:p text:style-name="P5">la cubierta vegetal, como la densidad y distribución de las hojas, el contenido de agua de las hojas,</text:p>
      <text:p text:style-name="P5">Edad, carencias minerales y ataques parasitarios.</text:p>
      <text:p text:style-name="P3"/>
      <text:p text:style-name="P3"><text:s/></text:p>
      <text:p text:style-name="P4"/>
      <text:p text:style-name="P4"/>
      <text:p text:style-name="P2"><text:soft-page-break/></text:p>
      <text:p text:style-name="P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0:02:23.366783490</meta:creation-date>
    <meta:print-date>2019-01-24T10:03:09.538846085</meta:print-date>
    <dc:date>2019-04-08T17:21:30.563466848</dc:date>
    <meta:editing-duration>P3DT23H52M30S</meta:editing-duration>
    <meta:editing-cycles>242</meta:editing-cycles>
    <meta:generator>LibreOffice/6.0.7.3$Linux_X86_64 LibreOffice_project/00m0$Build-3</meta:generator>
    <meta:document-statistic meta:table-count="0" meta:image-count="0" meta:object-count="0" meta:page-count="3" meta:paragraph-count="23" meta:word-count="525" meta:character-count="3307" meta:non-whitespace-character-count="2794"/>
  </office:meta>
</office:document-meta>
</file>